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2">
          <table:table-cell office:value-type="string">
            <text:p>テキスト</text:p>
          </table:table-cell>
          <table:table-cell office:value-type="string">
            <text:p>頁</text:p>
          </table:table-cell>
          <table:table-cell office:value-type="string">
            <text:p>段落</text:p>
          </table:table-cell>
          <table:table-cell office:value-type="string">
            <text:p>行数</text:p>
          </table:table-cell>
          <table:table-cell office:value-type="string">
            <text:p>氏名</text:p>
          </table:table-cell>
          <table:table-cell office:value-type="string">
            <text:p>質問内容</text:p>
          </table:table-cell>
        </table:table-row>
        <table:table-row table:style-name="ro3">
          <table:table-cell office:value-type="string">
            <text:p>JP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宮原</text:p>
          </table:table-cell>
          <table:table-cell office:value-type="string">
            <text:p>基本データ型とラッパークラスのオブジェクト間で変換を自動的に行う、の具体的な例は？→p.10の2行目？</text:p>
          </table:table-cell>
        </table:table-row>
        <table:table-row table:style-name="ro2">
          <table:table-cell office:value-type="string">
            <text:p>JPL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変数宣言を簡略した形式で行なっています。と書いてあるが、簡略しない場合どうなるのか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宮原</text:p>
          </table:table-cell>
          <table:table-cell office:value-type="string">
            <text:p>文字コードは気にしたほうがいいのか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宮原</text:p>
          </table:table-cell>
          <table:table-cell office:value-type="string">
            <text:p>メソッドにオブジェクトを渡すとき、コピーが生成されることはない、ということ？</text:p>
          </table:table-cell>
        </table:table-row>
        <table:table-row table:style-name="ro3">
          <table:table-cell office:value-type="string">
            <text:p>JPL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宮原</text:p>
          </table:table-cell>
          <table:table-cell office:value-type="string">
            <text:p>Pointクラス内にPointクラスを定義している、ということ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宮原</text:p>
          </table:table-cell>
          <table:table-cell office:value-type="string">
            <text:p>デフォルト値とは？</text:p>
          </table:table-cell>
        </table:table-row>
        <table:table-row table:style-name="ro3">
          <table:table-cell office:value-type="string">
            <text:p>JPL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宮原</text:p>
          </table:table-cell>
          <table:table-cell office:value-type="string">
            <text:p>書式化された変換は、java.util.Formatterクラスで行うことができます、の意味は？</text:p>
          </table:table-cell>
        </table:table-row>
        <table:table-row table:style-name="ro3">
          <table:table-cell office:value-type="string">
            <text:p>JPL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static で final である interface の使い道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スーパータイプとサブタイプがよくわからない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宮原</text:p>
          </table:table-cell>
          <table:table-cell office:value-type="string">
            <text:p>チェックされる例外のほかの種類は？</text:p>
          </table:table-cell>
        </table:table-row>
        <table:table-row table:style-name="ro3">
          <table:table-cell office:value-type="string">
            <text:p>JPL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toStringが用意されているわけは？他にもto○○があるのか？</text:p>
          </table:table-cell>
        </table:table-row>
        <table:table-row table:style-name="ro3">
          <table:table-cell office:value-type="string">
            <text:p>JPL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宮原</text:p>
          </table:table-cell>
          <table:table-cell office:value-type="string">
            <text:p>関数の引数として定数AとBしか受け取れないようにする方法はあるのか？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2012/04/01</text:date>, <text:time>13:32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yahara Ryosuke</meta:initial-creator>
    <meta:creation-date>2012-03-04T18:55:30.51</meta:creation-date>
    <dc:date>2012-04-01T13:32:54</dc:date>
    <dc:creator>Ryosuke Miyahara</dc:creator>
    <meta:editing-duration>PT22H32M21S</meta:editing-duration>
    <meta:editing-cycles>11</meta:editing-cycles>
    <meta:generator>OpenOffice.org/3.3$Unix OpenOffice.org_project/330m20$Build-9567</meta:generator>
    <meta:document-statistic meta:table-count="3" meta:cell-count="78" meta:object-count="0"/>
  </office:meta>
</office:document-meta>
</file>